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489cm"/>
    </style:style>
    <style:style style:name="co2" style:family="table-column">
      <style:table-column-properties fo:break-before="auto" style:column-width="9.516cm"/>
    </style:style>
    <style:style style:name="co3" style:family="table-column">
      <style:table-column-properties fo:break-before="auto" style:column-width="4.105cm"/>
    </style:style>
    <style:style style:name="co4" style:family="table-column">
      <style:table-column-properties fo:break-before="auto" style:column-width="32.12cm"/>
    </style:style>
    <style:style style:name="co5" style:family="table-column">
      <style:table-column-properties fo:break-before="auto" style:column-width="25.987cm"/>
    </style:style>
    <style:style style:name="co6" style:family="table-column">
      <style:table-column-properties fo:break-before="auto" style:column-width="35.708cm"/>
    </style:style>
    <style:style style:name="co7" style:family="table-column">
      <style:table-column-properties fo:break-before="auto" style:column-width="33.584cm"/>
    </style:style>
    <style:style style:name="co8" style:family="table-column">
      <style:table-column-properties fo:break-before="auto" style:column-width="57.997cm"/>
    </style:style>
    <style:style style:name="co9" style:family="table-column">
      <style:table-column-properties fo:break-before="auto" style:column-width="45.238cm"/>
    </style:style>
    <style:style style:name="co10" style:family="table-column">
      <style:table-column-properties fo:break-before="auto" style:column-width="32.376cm"/>
    </style:style>
    <style:style style:name="co11" style:family="table-column">
      <style:table-column-properties fo:break-before="auto" style:column-width="36.641cm"/>
    </style:style>
    <style:style style:name="co12" style:family="table-column">
      <style:table-column-properties fo:break-before="auto" style:column-width="29.362cm"/>
    </style:style>
    <style:style style:name="co13" style:family="table-column">
      <style:table-column-properties fo:break-before="auto" style:column-width="21.805cm"/>
    </style:style>
    <style:style style:name="co14" style:family="table-column">
      <style:table-column-properties fo:break-before="auto" style:column-width="2.258cm"/>
    </style:style>
    <style:style style:name="ro1" style:family="table-row">
      <style:table-row-properties style:row-height="0.848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goblin_translator_dialogs_fr"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8" table:default-cell-style-name="ce1"/>
        <table:table-column table:style-name="co13" table:default-cell-style-name="ce1"/>
        <table:table-row table:style-name="ro1">
          <table:table-cell office:value-type="string" calcext:value-type="string">
            <text:p>Grammar</text:p>
          </table:table-cell>
          <table:table-cell office:value-type="string" calcext:value-type="string">
            <text:p>Grammaire phrase phrases</text:p>
          </table:table-cell>
          <table:table-cell/>
          <table:table-cell office:value-type="string" calcext:value-type="string">
            <text:p>Un parole gobline s'ordonne différemment d'un parole humaine.\nLà où les humains disent en premier un sujet, puis un action et un objet, les goblins disent en premier un action puis un sujet et un objet.</text:p>
          </table:table-cell>
          <table:table-cell office:value-type="string" calcext:value-type="string">
            <text:p>Un sujet et un objet seront tout deux précédé par un article. Soit « Sö » pour un nom est singulier, « Kö » pour un nom pluriel ou « Tö » pour l'entièreté d'un groupe</text:p>
          </table:table-cell>
          <table:table-cell office:value-type="string" calcext:value-type="string">
            <text:p>Donc, un example est « Certains humans savent un langue gobline » dans votre language, deviens « Savoir certains humains un langue goblin ».\nCela donnant en langue gobline « Kosäpor kö tarkorbakö sö pöko köpoduk ».</text:p>
          </table:table-cell>
          <table:table-cell office:value-type="string" calcext:value-type="string">
            <text:p>Pour ce qu'est des verbes, pour dire qu'un action est ponctuelle au lieu de continue, les goblins utilisent un suffixe « Po » ou « Bo ». Et pour préciser qu'un action est rapide les goblins utilisent le suffixe « Rpo ».</text:p>
          </table:table-cell>
          <table:table-cell office:value-type="string" calcext:value-type="string">
            <text:p>Un example est « Aimer » se traduit en « Kadätodu », là où « Avoir aimé » se traduit en « Kadätodubo » et « Avoir aimé rapidement » est « Kadätodurpo ».\nUn autre example est « Manger » se traduisant en « Krördar », « Avoir mangé » se traduisant « Krördarpo » et « Avoir mangé rapidement » se traduisant également en « Krördarpo », puisque krördar fini déjà avec un « r ».</text:p>
          </table:table-cell>
          <table:table-cell office:value-type="string" calcext:value-type="string">
            <text:p>Les verbes peuvent également être conjugé avec un passé et un future, via un prefix « Erk » ou « Erko » pour un passé et « Kop », « Kob » ou « Kobo » pour un future.\nPour un example « Aider » est « Toderköpo », « Aidait » est « Erkododerköpo » et « Aidera » est « Koptoderköpo »</text:p>
          </table:table-cell>
          <table:table-cell office:value-type="string" calcext:value-type="string">
            <text:p>Quelle version d'un préfix est utilisé dépend d'un verbe... Mais Kö Pöko Tarkö dira juste à {name} comment chaque verbe se conjuge quand Kö Pöko Tarkö les traduira pour rendre un apprentissage facile</text:p>
          </table:table-cell>
          <table:table-cell office:value-type="string" calcext:value-type="string">
            <text:p>Aussi, parfois dans un phrase un sujet peux manquer, ou même un sujet et un objet.\nSi un sujet manque, on assume qu'un sujet est « Vous », et si un sujet et un objet manque également on assume un objet comme étant « moi ».</text:p>
          </table:table-cell>
          <table:table-cell office:value-type="string" calcext:value-type="string">
            <text:p>Pour un example, « Kadä sö köpoduk tö ktöpago » signifie « Un goblin aime les arbes »\n« Kadä tö ktöpago » signifie « Vous aime les arbes »,\nEt « Kadä » signifie « Vous aime moi ».</text:p>
          </table:table-cell>
          <table:table-cell office:value-type="string" calcext:value-type="string">
            <text:p>Enfin, tout les mots dans un phrase peuvent avoir tout les fonctions.\nUn example est que « Kerortarsëop » en début signifie « Boir », mais en tant que sujet ou objet « Sö kerortarsëop » signifie « un boisson », et ajouté après un mot en tant qu'un adjectif signifie « Buvable ».\nDonc, un example est « Kerortarsëop sö kerortarsëop kerortarsëop » signifie « Vous bois un boisson buvable ».</text:p>
          </table:table-cell>
          <table:table-cell office:value-type="string" calcext:value-type="string">
            <text:p>Là où un parole humaine requier de changer un mot pour changer sa fonction, pour un parole gobline changer un position d'un mot suffit.</text:p>
          </table:table-cell>
        </table:table-row>
        <table:table-row table:style-name="ro2">
          <table:table-cell office:value-type="string" calcext:value-type="string">
            <text:p>articles</text:p>
          </table:table-cell>
          <table:table-cell office:value-type="string" calcext:value-type="string">
            <text:p>article articles sö so kö ko tö to</text:p>
          </table:table-cell>
          <table:table-cell/>
          <table:table-cell office:value-type="string" calcext:value-type="string">
            <text:p>Les sujets et les objets dans une phrase sont précédé par un article en parole gobline, soit « Sö » pour les noms singuliers, « Kö » pour les noms pluriels et « Tö » pour la totalité d’un groupe.</text:p>
          </table:table-cell>
          <table:table-cell table:number-columns-repeated="10"/>
        </table:table-row>
        <table:table-row table:style-name="ro1">
          <table:table-cell office:value-type="string" calcext:value-type="string">
            <text:p>conjugaison</text:p>
          </table:table-cell>
          <table:table-cell office:value-type="string" calcext:value-type="string">
            <text:p>conjugaison conjugaisons conjugue</text:p>
          </table:table-cell>
          <table:table-cell/>
          <table:table-cell office:value-type="string" calcext:value-type="string">
            <text:p>Vous peux préciser qu’un verbe est fait à un moment ponctuel, au lieu d’être un action continue, avec un suffixe « Po », ou également qu’un action est rapide avec « Rpo » à la place.\nDe plus, un préfix « Erk » ou « Erko » peux être utilisé pour marquer un action fait dans le passé, et un préfix « Kob », « Kobo » ou « Kop » pour marquer un action dans le future. </text:p>
          </table:table-cell>
          <table:table-cell office:value-type="string" calcext:value-type="string">
            <text:p>Un prefix utilisé dépend du début d’un verbe, donc pour vous faciliter la tâche Kö Pöko Tarkö vous donnera tout les conjugaisons d’un verbe quand Kö Pöko Tarkö vous traduira.</text:p>
          </table:table-cell>
          <table:table-cell table:number-columns-repeated="9"/>
        </table:table-row>
        <table:table-row table:style-name="ro1">
          <table:table-cell office:value-type="string" calcext:value-type="string">
            <text:p>Know english</text:p>
          </table:table-cell>
          <table:table-cell office:value-type="string" calcext:value-type="string">
            <text:p>tu tarkö sait apprit connaît humains humain français parole parle bien bon </text:p>
          </table:table-cell>
          <table:table-cell office:value-type="string" calcext:value-type="string">
            <text:p>Oh?... Et bien, </text:p>
          </table:table-cell>
          <table:table-cell office:value-type="string" calcext:value-type="string">
            <text:p>c’est le but de la vie de Kö Pöko Tarkö d’apprendre la parole humaine. Merci de remarquer.</text:p>
          </table:table-cell>
          <table:table-cell table:number-columns-repeated="10"/>
        </table:table-row>
        <table:table-row table:style-name="ro1">
          <table:table-cell office:value-type="string" calcext:value-type="string">
            <text:p>Learned how</text:p>
          </table:table-cell>
          <table:table-cell office:value-type="string" calcext:value-type="string">
            <text:p>Coment savez sait connaît connaissait appris apprit humain français parole parle parler</text:p>
          </table:table-cell>
          <table:table-cell/>
          <table:table-cell office:value-type="string" calcext:value-type="string">
            <text:p>Un parole humaine a été enseignée à Kö Pöko Tarkö\nDepuis des générations un portion de notre tribut à gardée cette tradition depuis qu’un passé est passé.\n\nKö Pöko Tarkö à simplement continué cette tradition.</text:p>
          </table:table-cell>
          <table:table-cell table:number-columns-repeated="10"/>
        </table:table-row>
        <table:table-row table:style-name="ro1">
          <table:table-cell office:value-type="string" calcext:value-type="string">
            <text:p>ko rakrot</text:p>
          </table:table-cell>
          <table:table-cell office:value-type="string" calcext:value-type="string">
            <text:p>Kö Rakröt Bëdès</text:p>
          </table:table-cell>
          <table:table-cell office:value-type="string" calcext:value-type="string">
            <text:p>Un garde au portes hein?\n</text:p>
          </table:table-cell>
          <table:table-cell office:value-type="string" calcext:value-type="string">
            <text:p>Kö Rakröt bëdès est nommé car Kö Rakröt Bëdès est un goblin faisant fuir les aventuriers approchant notre village.</text:p>
          </table:table-cell>
          <table:table-cell table:number-columns-repeated="10"/>
        </table:table-row>
        <table:table-row table:style-name="ro2">
          <table:table-cell office:value-type="string" calcext:value-type="string">
            <text:p>ko poko tarko</text:p>
          </table:table-cell>
          <table:table-cell office:value-type="string" calcext:value-type="string">
            <text:p>Kö Pöko Tarkö</text:p>
          </table:table-cell>
          <table:table-cell/>
          <table:table-cell office:value-type="string" calcext:value-type="string">
            <text:p>C’est avec qui vous parlez!\nKö Pöko Tarkö est nomé ainsi car Kö Pöko Tarkö travaille à connaître un parole humaine</text:p>
          </table:table-cell>
          <table:table-cell table:number-columns-repeated="10"/>
        </table:table-row>
        <table:table-row table:style-name="ro2">
          <table:table-cell office:value-type="string" calcext:value-type="string">
            <text:p>ko kopoega degaerk</text:p>
          </table:table-cell>
          <table:table-cell office:value-type="string" calcext:value-type="string">
            <text:p>Kö Köpoega Degäerk</text:p>
          </table:table-cell>
          <table:table-cell/>
          <table:table-cell office:value-type="string" calcext:value-type="string">
            <text:p>Kö Köpoega Degäerk est un forgeron de notre tribut, un bon forgeron. Visite Kö Köpoega si vous souhaite quelques échanges, Kö Köpoega Degäerk peux échanger contre un or rare et utile.</text:p>
          </table:table-cell>
          <table:table-cell table:number-columns-repeated="1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0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9-03T18:02:47.958000000</dc:date>
    <meta:editing-duration>PT3H41M50S</meta:editing-duration>
    <meta:editing-cycles>1</meta:editing-cycles>
    <meta:generator>LibreOffice/7.5.5.2$Windows_X86_64 LibreOffice_project/ca8fe7424262805f223b9a2334bc7181abbcbf5e</meta:generator>
    <meta:document-statistic meta:table-count="1" meta:cell-count="37" meta:object-count="0"/>
  </office:meta>
</office:document-meta>
</file>